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text-properties officeooo:rsid="0001c0cf" officeooo:paragraph-rsid="0001c0cf"/>
    </style:style>
    <style:style style:name="P2" style:family="paragraph" style:parent-style-name="Standard">
      <style:text-properties officeooo:paragraph-rsid="00036d5d"/>
    </style:style>
    <style:style style:name="P3" style:family="paragraph" style:parent-style-name="Standard">
      <style:text-properties officeooo:rsid="0003d435" officeooo:paragraph-rsid="0003d435"/>
    </style:style>
    <style:style style:name="P4" style:family="paragraph" style:parent-style-name="Standard">
      <style:text-properties fo:font-variant="normal" fo:text-transform="none" fo:color="#3b3d3d" loext:opacity="100%" style:font-name="source-code-pro" fo:font-size="12pt" fo:letter-spacing="normal" fo:font-style="normal" fo:font-weight="normal" officeooo:rsid="0001c0cf" officeooo:paragraph-rsid="00036d5d"/>
    </style:style>
    <style:style style:name="P5" style:family="paragraph" style:parent-style-name="Standard">
      <style:text-properties fo:font-variant="normal" fo:text-transform="none" fo:color="#3b3d3d" loext:opacity="100%" style:font-name="source-code-pro" fo:font-size="12pt" fo:letter-spacing="normal" fo:font-style="normal" fo:font-weight="normal" officeooo:paragraph-rsid="00036d5d"/>
    </style:style>
    <style:style style:name="P6" style:family="paragraph" style:parent-style-name="Standard">
      <style:text-properties fo:font-variant="normal" fo:text-transform="none" fo:color="#3b3d3d" loext:opacity="100%" style:font-name="source-code-pro" fo:font-size="12pt" fo:letter-spacing="normal" fo:font-style="normal" fo:font-weight="normal" officeooo:rsid="0003d435" officeooo:paragraph-rsid="0003d435"/>
    </style:style>
    <style:style style:name="P7" style:family="paragraph" style:parent-style-name="Standard">
      <style:text-properties fo:font-variant="normal" fo:text-transform="none" fo:color="#3b3d3d" loext:opacity="100%" style:font-name="source-code-pro" fo:font-size="12pt" fo:letter-spacing="normal" fo:font-style="normal" fo:font-weight="normal" officeooo:rsid="00051681" officeooo:paragraph-rsid="00051681"/>
    </style:style>
    <style:style style:name="P8" style:family="paragraph" style:parent-style-name="Standard">
      <style:text-properties fo:font-variant="normal" fo:text-transform="none" fo:color="#3b3d3d" loext:opacity="100%" style:font-name="source-code-pro" fo:font-size="12pt" fo:letter-spacing="normal" fo:font-style="normal" fo:font-weight="normal" officeooo:rsid="0005f7a6" officeooo:paragraph-rsid="0005f7a6"/>
    </style:style>
    <style:style style:name="T1" style:family="text">
      <style:text-properties fo:font-variant="normal" fo:text-transform="none" fo:color="#3b3d3d" loext:opacity="100%" style:font-name="source-code-pro" fo:font-size="12pt" fo:letter-spacing="normal" fo:font-style="normal" fo:font-weight="normal"/>
    </style:style>
    <style:style style:name="T2" style:family="text">
      <style:text-properties fo:font-variant="normal" fo:text-transform="none" fo:color="#3b3d3d" loext:opacity="100%" style:font-name="source-code-pro" fo:font-size="12pt" fo:letter-spacing="normal" fo:font-style="normal" fo:font-weight="normal" officeooo:rsid="00036d5d"/>
    </style:style>
    <style:style style:name="T3" style:family="text">
      <style:text-properties fo:font-variant="normal" fo:text-transform="none" fo:color="#3b3d3d" loext:opacity="100%" style:font-name="source-code-pro" fo:font-size="12pt" fo:letter-spacing="normal" fo:font-style="normal" fo:font-weight="normal" officeooo:rsid="0001c0cf"/>
    </style:style>
    <style:style style:name="T4" style:family="text">
      <style:text-properties fo:font-variant="normal" fo:text-transform="none" fo:color="#3b3d3d" loext:opacity="100%" style:font-name="source-code-pro" fo:font-size="12pt" fo:letter-spacing="normal" fo:font-style="normal" fo:font-weight="normal" officeooo:rsid="00071a8d"/>
    </style:style>
    <style:style style:name="T5" style:family="text">
      <style:text-properties officeooo:rsid="0005f7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user</text:p>
      <text:p text:style-name="P1"/>
      <text:p text:style-name="P2"><text:span text:style-name="T2">ALTER</text:span><text:span text:style-name="T3"> USER '</text:span><text:span text:style-name="T2">root</text:span><text:span text:style-name="T3">'@'localhost'IDENTIFIED WITH mysql_native_password BY '</text:span><text:span text:style-name="T2">rambo87</text:span><text:span text:style-name="T3">';</text:span></text:p>
      <text:p text:style-name="P4"/>
      <text:p text:style-name="P4"/>
      <text:p text:style-name="P5">ALTER USER 'zabbix_yurchenko'@'localhost' IDENTIFIED WITH mysql_native_password BY 'zabbix_yurchenko';</text:p>
      <text:p text:style-name="P4"/>
      <text:p text:style-name="P3"><text:span text:style-name="T4">adduse</text:span><text:span text:style-name="T1">r praveen</text:span></text:p>
      <text:p text:style-name="P6">apt update</text:p>
      <text:p text:style-name="P6">install ngnix </text:p>
      <text:p text:style-name="P6">install apache2</text:p>
      <text:p text:style-name="P6">install mysql</text:p>
      <text:p text:style-name="P6">install php fpm </text:p>
      <text:p text:style-name="P6">site enable and avilable</text:p>
      <text:p text:style-name="P6">chhange path </text:p>
      <text:p text:style-name="P6">enble php and cgi</text:p>
      <text:p text:style-name="P6"><text:s/></text:p>
      <text:p text:style-name="P7">#for restart</text:p>
      <text:p text:style-name="P6">service nginx restart</text:p>
      <text:p text:style-name="P6">tail -f /var/log/nginx/error.log <text:span text:style-name="T5">#error check</text:span></text:p>
      <text:p text:style-name="P6"/>
      <text:p text:style-name="P7">#for set own path</text:p>
      <text:p text:style-name="P6">vim /etc/nginx/sites-enabled/default</text:p>
      <text:p text:style-name="P6"/>
      <text:p text:style-name="P6"/>
      <text:p text:style-name="P8">Setp up process</text:p>
      <text:p text:style-name="P8">adduser praveen</text:p>
      <text:p text:style-name="P8">passwd</text:p>
      <text:p text:style-name="P8">vim /etc/ssh/sshd_config</text:p>
      <text:p text:style-name="P8">service sshd restart</text:p>
      <text:p text:style-name="P8">ls</text:p>
      <text:p text:style-name="P8">adduser manoj</text:p>
      <text:p text:style-name="P8">apt update</text:p>
      <text:p text:style-name="P8">apt install nginx</text:p>
      <text:p text:style-name="P8">cd /var/www/html/index.nginx-debian.html</text:p>
      <text:p text:style-name="P8">systemctl status nginx</text:p>
      <text:p text:style-name="P8">cd /var/www/</text:p>
      <text:p text:style-name="P8">chown -R praveen:praveen prelog/</text:p>
      <text:p text:style-name="P8">apt install mysql-server</text:p>
      <text:p text:style-name="P8">mysql_secure_installation</text:p>
      <text:p text:style-name="P8">mysql</text:p>
      <text:p text:style-name="P8">mysql -u root -prambo87</text:p>
      <text:p text:style-name="P8">mysql_secure_installation</text:p>
      <text:p text:style-name="P8">apt install php-fpm</text:p>
      <text:p text:style-name="P8">vim /etc/nginx/sites-available/default</text:p>
      <text:p text:style-name="P8">ngnix -t</text:p>
      <text:p text:style-name="P8">nginx -t</text:p>
      <text:p text:style-name="P8">systemctl nginx reload</text:p>
      <text:p text:style-name="P8">systemctl reload nginx</text:p>
      <text:p text:style-name="P8">vim index.php</text:p>
      <text:p text:style-name="P8"><text:soft-page-break/>service php8.0-fpm status</text:p>
      <text:p text:style-name="P8">service php8.1-fpm status</text:p>
      <text:p text:style-name="P8">mkdir code</text:p>
      <text:p text:style-name="P8">chown -R praveen:praveen svprelogin/</text:p>
      <text:p text:style-name="P8">vim index.php</text:p>
      <text:p text:style-name="P8">tail -f /var/log/nginx/error.log</text:p>
      <text:p text:style-name="P8">vim /etc/nginx/sites-enabled/default</text:p>
      <text:p text:style-name="P8">service nginx restart</text:p>
      <text:p text:style-name="P8">~ <text:s text:c="20"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2T14:18:15.741888091</meta:creation-date>
    <dc:date>2022-12-27T17:20:47.865719335</dc:date>
    <meta:editing-duration>PT45M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52" meta:word-count="135" meta:character-count="1138" meta:non-whitespace-character-count="1029"/>
  </office:meta>
</office:document-meta>
</file>